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table>
      <mtr>
        <mtd>
          <mrow>
            <mrow>
              <mi mathvariant="italic">NetProfit</mi>
              <mo stretchy="false">=</mo>
              <mrow>
                <mi mathvariant="italic">QuantitySold</mi>
                <mo stretchy="false">∗</mo>
                <mi mathvariant="italic">UnitProfit</mi>
              </mrow>
            </mrow>
          </mrow>
        </mtd>
      </mtr>
      <mtr>
        <mtd>
          <mrow>
            <mi mathvariant="italic">Where</mi>
            <mi>Q</mi>
            <mi mathvariant="italic">is</mi>
            <mi mathvariant="italic">quantity</mi>
            <mi mathvariant="italic">sold</mi>
            <mi>,</mi>
            <mi>p</mi>
            <mi mathvariant="italic">is</mi>
            <mi mathvariant="italic">unit</mi>
            <mi mathvariant="italic">price</mi>
            <mi>,</mi>
            <mi>C</mi>
            <mi mathvariant="italic">is</mi>
            <mi mathvariant="italic">unit</mi>
            <mi mathvariant="italic">cost</mi>
          </mrow>
        </mtd>
      </mtr>
      <mtr>
        <mtd>
          <mrow>
            <mrow>
              <mi mathvariant="italic">NP</mi>
              <mo stretchy="false">=</mo>
              <mrow>
                <mi>Q</mi>
                <mo stretchy="false">∗</mo>
                <mrow>
                  <mo stretchy="false">(</mo>
                  <mrow>
                    <mrow>
                      <mi>p</mi>
                      <mo stretchy="false">−</mo>
                      <mi>C</mi>
                    </mrow>
                  </mrow>
                  <mo stretchy="false">)</mo>
                </mrow>
              </mrow>
            </mrow>
          </mrow>
        </mtd>
      </mtr>
      <mtr>
        <mtd>
          <mrow>
            <mrow>
              <mi>Q</mi>
              <mo stretchy="false">≈</mo>
              <mrow>
                <msub>
                  <mi>Q</mi>
                  <mn>0</mn>
                </msub>
                <mo stretchy="false">+</mo>
                <mrow>
                  <mo stretchy="false">(</mo>
                  <mrow>
                    <mrow>
                      <mfrac>
                        <mrow>
                          <mi mathvariant="italic">dQ</mi>
                        </mrow>
                        <mrow>
                          <mi mathvariant="italic">dp</mi>
                        </mrow>
                      </mfrac>
                      <mo stretchy="false">∗</mo>
                      <mo stretchy="false">Δ</mo>
                    </mrow>
                    <mi>p</mi>
                  </mrow>
                  <mo stretchy="false">)</mo>
                </mrow>
              </mrow>
            </mrow>
          </mrow>
        </mtd>
      </mtr>
      <mtr>
        <mtd>
          <mrow>
            <mi>E</mi>
            <mi mathvariant="italic">is</mi>
            <mi mathvariant="italic">Demand</mi>
            <mrow>
              <mi mathvariant="italic">Elasticity</mi>
              <mo stretchy="false">=</mo>
              <mfrac>
                <mrow>
                  <mi mathvariant="italic">dQ</mi>
                </mrow>
                <mrow>
                  <mi mathvariant="italic">dp</mi>
                </mrow>
              </mfrac>
            </mrow>
          </mrow>
        </mtd>
      </mtr>
      <mtr>
        <mtd>
          <mrow>
            <mrow>
              <mi>Q</mi>
              <mo stretchy="false">≈</mo>
              <mrow>
                <msub>
                  <mi>Q</mi>
                  <mn>0</mn>
                </msub>
                <mo stretchy="false">+</mo>
                <mi>E</mi>
              </mrow>
            </mrow>
            <mo stretchy="false">Δ</mo>
            <mi>p</mi>
          </mrow>
        </mtd>
      </mtr>
      <mtr>
        <mtd>
          <mrow>
            <mrow>
              <mi>Q</mi>
              <mo stretchy="false">≈</mo>
              <mrow>
                <msub>
                  <mi>Q</mi>
                  <mn>0</mn>
                </msub>
                <mo stretchy="false">+</mo>
                <mi>E</mi>
              </mrow>
            </mrow>
            <mrow>
              <mo stretchy="false">(</mo>
              <mrow>
                <mrow>
                  <msub>
                    <mi>P</mi>
                    <mn>0</mn>
                  </msub>
                  <mo stretchy="false">+</mo>
                  <mi>p</mi>
                </mrow>
              </mrow>
              <mo stretchy="false">)</mo>
            </mrow>
          </mrow>
        </mtd>
      </mtr>
      <mtr>
        <mtd/>
      </mtr>
      <mtr>
        <mtd>
          <mrow>
            <mrow>
              <mi mathvariant="italic">NP</mi>
              <mo stretchy="false">≈</mo>
              <mrow>
                <mrow>
                  <mo stretchy="false">(</mo>
                  <mrow>
                    <mrow>
                      <msub>
                        <mi>Q</mi>
                        <mn>0</mn>
                      </msub>
                      <mo stretchy="false">+</mo>
                      <mi>E</mi>
                    </mrow>
                    <mrow>
                      <mo stretchy="false">(</mo>
                      <mrow>
                        <mrow>
                          <msub>
                            <mi>P</mi>
                            <mn>0</mn>
                          </msub>
                          <mo stretchy="false">+</mo>
                          <mi>p</mi>
                        </mrow>
                      </mrow>
                      <mo stretchy="false">)</mo>
                    </mrow>
                  </mrow>
                  <mo stretchy="false">)</mo>
                </mrow>
                <mo stretchy="false">∗</mo>
                <mrow>
                  <mo stretchy="false">(</mo>
                  <mrow>
                    <mrow>
                      <mi>p</mi>
                      <mo stretchy="false">−</mo>
                      <mi>C</mi>
                    </mrow>
                  </mrow>
                  <mo stretchy="false">)</mo>
                </mrow>
              </mrow>
            </mrow>
          </mrow>
        </mtd>
      </mtr>
      <mtr>
        <mtd>
          <mrow>
            <mrow>
              <mi mathvariant="italic">NP</mi>
              <mo stretchy="false">≈</mo>
              <mrow>
                <mrow>
                  <mo stretchy="false">(</mo>
                  <mrow>
                    <mrow>
                      <mrow>
                        <msub>
                          <mi>Q</mi>
                          <mn>0</mn>
                        </msub>
                        <mo stretchy="false">+</mo>
                        <msub>
                          <mi mathvariant="italic">EP</mi>
                          <mn>0</mn>
                        </msub>
                      </mrow>
                      <mo stretchy="false">+</mo>
                      <mi mathvariant="italic">Ep</mi>
                    </mrow>
                  </mrow>
                  <mo stretchy="false">)</mo>
                </mrow>
                <mo stretchy="false">∗</mo>
                <mrow>
                  <mo stretchy="false">(</mo>
                  <mrow>
                    <mrow>
                      <mi>p</mi>
                      <mo stretchy="false">−</mo>
                      <mi>C</mi>
                    </mrow>
                  </mrow>
                  <mo stretchy="false">)</mo>
                </mrow>
              </mrow>
            </mrow>
          </mrow>
        </mtd>
      </mtr>
      <mtr>
        <mtd>
          <mrow>
            <mrow>
              <mi mathvariant="italic">NP</mi>
              <mo stretchy="false">≈</mo>
              <mrow>
                <mrow>
                  <mrow>
                    <mrow>
                      <mo stretchy="false">−</mo>
                      <msub>
                        <mi mathvariant="italic">ECP</mi>
                        <mn>0</mn>
                      </msub>
                    </mrow>
                    <mo stretchy="false">−</mo>
                    <msub>
                      <mi mathvariant="italic">CQ</mi>
                      <mn>0</mn>
                    </msub>
                  </mrow>
                  <mo stretchy="false">−</mo>
                  <mi mathvariant="italic">ECp</mi>
                </mrow>
                <mo stretchy="false">+</mo>
                <msub>
                  <mi mathvariant="italic">EP</mi>
                  <mn>0</mn>
                </msub>
              </mrow>
            </mrow>
            <mrow>
              <mi>p</mi>
              <mo stretchy="false">+</mo>
              <msub>
                <mi>Q</mi>
                <mn>0</mn>
              </msub>
            </mrow>
            <mrow>
              <mi>p</mi>
              <mo stretchy="false">+</mo>
              <msup>
                <mi mathvariant="italic">Ep</mi>
                <mn>2</mn>
              </msup>
            </mrow>
          </mrow>
        </mtd>
      </mtr>
      <mtr>
        <mtd>
          <mrow>
            <mrow>
              <mi mathvariant="italic">NP</mi>
              <mo stretchy="false">≈</mo>
              <mrow>
                <mrow>
                  <msup>
                    <mi mathvariant="italic">Ep</mi>
                    <mn>2</mn>
                  </msup>
                  <mo stretchy="false">−</mo>
                  <mi mathvariant="italic">ECp</mi>
                </mrow>
                <mo stretchy="false">+</mo>
                <msub>
                  <mi mathvariant="italic">EP</mi>
                  <mn>0</mn>
                </msub>
              </mrow>
            </mrow>
            <mrow>
              <mi>p</mi>
              <mo stretchy="false">+</mo>
              <msub>
                <mi>Q</mi>
                <mn>0</mn>
              </msub>
            </mrow>
            <mrow>
              <mrow>
                <mi>p</mi>
                <mo stretchy="false">−</mo>
                <msub>
                  <mi mathvariant="italic">ECP</mi>
                  <mn>0</mn>
                </msub>
              </mrow>
              <mo stretchy="false">−</mo>
              <msub>
                <mi mathvariant="italic">CQ</mi>
                <mn>0</mn>
              </msub>
            </mrow>
          </mrow>
        </mtd>
      </mtr>
      <mtr>
        <mtd>
          <mrow>
            <mrow>
              <mi mathvariant="italic">NP</mi>
              <mo stretchy="false">≈</mo>
              <mrow>
                <msup>
                  <mi mathvariant="italic">Ep</mi>
                  <mn>2</mn>
                </msup>
                <mo stretchy="false">−</mo>
                <mrow>
                  <mo stretchy="false">(</mo>
                  <mrow>
                    <mrow>
                      <mrow>
                        <mi mathvariant="italic">EC</mi>
                        <mo stretchy="false">+</mo>
                        <msub>
                          <mi mathvariant="italic">EP</mi>
                          <mn>0</mn>
                        </msub>
                      </mrow>
                      <mo stretchy="false">+</mo>
                      <msub>
                        <mi>Q</mi>
                        <mn>0</mn>
                      </msub>
                    </mrow>
                  </mrow>
                  <mo stretchy="false">)</mo>
                </mrow>
              </mrow>
            </mrow>
            <mrow>
              <mrow>
                <mi>p</mi>
                <mo stretchy="false">−</mo>
                <msub>
                  <mi mathvariant="italic">ECP</mi>
                  <mn>0</mn>
                </msub>
              </mrow>
              <mo stretchy="false">−</mo>
              <msub>
                <mi mathvariant="italic">CQ</mi>
                <mn>0</mn>
              </msub>
            </mrow>
          </mrow>
        </mtd>
      </mtr>
      <mtr>
        <mtd>
          <mrow>
            <mrow>
              <mfrac>
                <mi mathvariant="italic">dNP</mi>
                <mi mathvariant="italic">dp</mi>
              </mfrac>
              <mo stretchy="false">≈</mo>
              <mrow>
                <mn>2Ep</mn>
                <mo stretchy="false">−</mo>
                <mrow>
                  <mo stretchy="false">(</mo>
                  <mrow>
                    <mrow>
                      <mrow>
                        <mi mathvariant="italic">EC</mi>
                        <mo stretchy="false">+</mo>
                        <msub>
                          <mi mathvariant="italic">EP</mi>
                          <mn>0</mn>
                        </msub>
                      </mrow>
                      <mo stretchy="false">+</mo>
                      <msub>
                        <mi>Q</mi>
                        <mn>0</mn>
                      </msub>
                    </mrow>
                  </mrow>
                  <mo stretchy="false">)</mo>
                </mrow>
              </mrow>
            </mrow>
          </mrow>
        </mtd>
      </mtr>
      <mtr>
        <mtd/>
      </mtr>
      <mtr>
        <mtd>
          <mrow>
            <mi mathvariant="italic">Profit</mi>
            <mi mathvariant="italic">maximized</mi>
            <mi mathvariant="italic">when</mi>
            <mrow>
              <mfrac>
                <mi mathvariant="italic">dNP</mi>
                <mi mathvariant="italic">dp</mi>
              </mfrac>
              <mo stretchy="false">=</mo>
              <mn>0</mn>
            </mrow>
          </mrow>
        </mtd>
      </mtr>
      <mtr>
        <mtd>
          <mrow>
            <mrow>
              <mn>0</mn>
              <mo stretchy="false">=</mo>
              <mrow>
                <mn>2Ep</mn>
                <mo stretchy="false">−</mo>
                <mrow>
                  <mo stretchy="false">(</mo>
                  <mrow>
                    <mrow>
                      <mrow>
                        <mi mathvariant="italic">EC</mi>
                        <mo stretchy="false">+</mo>
                        <msub>
                          <mi mathvariant="italic">EP</mi>
                          <mn>0</mn>
                        </msub>
                      </mrow>
                      <mo stretchy="false">+</mo>
                      <msub>
                        <mi>Q</mi>
                        <mn>0</mn>
                      </msub>
                    </mrow>
                  </mrow>
                  <mo stretchy="false">)</mo>
                </mrow>
              </mrow>
            </mrow>
          </mrow>
        </mtd>
      </mtr>
      <mtr>
        <mtd>
          <mrow>
            <mrow>
              <mn>2Ep</mn>
              <mo stretchy="false">=</mo>
              <mrow>
                <mo stretchy="false">(</mo>
                <mrow>
                  <mrow>
                    <mrow>
                      <mi mathvariant="italic">EC</mi>
                      <mo stretchy="false">+</mo>
                      <msub>
                        <mi mathvariant="italic">EP</mi>
                        <mn>0</mn>
                      </msub>
                    </mrow>
                    <mo stretchy="false">+</mo>
                    <msub>
                      <mi>Q</mi>
                      <mn>0</mn>
                    </msub>
                  </mrow>
                </mrow>
                <mo stretchy="false">)</mo>
              </mrow>
            </mrow>
          </mrow>
        </mtd>
      </mtr>
      <mtr>
        <mtd>
          <mrow>
            <mrow>
              <mi>p</mi>
              <mo stretchy="false">=</mo>
              <mfrac>
                <mrow>
                  <mrow>
                    <mrow>
                      <mi mathvariant="italic">EC</mi>
                      <mo stretchy="false">+</mo>
                      <msub>
                        <mi mathvariant="italic">EP</mi>
                        <mn>0</mn>
                      </msub>
                    </mrow>
                    <mo stretchy="false">+</mo>
                    <msub>
                      <mi>Q</mi>
                      <mn>0</mn>
                    </msub>
                  </mrow>
                </mrow>
                <mrow>
                  <mn>2</mn>
                  <mi>E</mi>
                </mrow>
              </mfrac>
            </mrow>
          </mrow>
        </mtd>
      </mtr>
      <mtr>
        <mtd>
          <mrow>
            <mrow>
              <mi>p</mi>
              <mo stretchy="false">=</mo>
              <mrow>
                <mrow>
                  <mfrac>
                    <mi>C</mi>
                    <mn>2</mn>
                  </mfrac>
                  <mo stretchy="false">+</mo>
                  <mfrac>
                    <msub>
                      <mi>P</mi>
                      <mn>0</mn>
                    </msub>
                    <mn>2</mn>
                  </mfrac>
                </mrow>
                <mo stretchy="false">+</mo>
                <mfrac>
                  <msub>
                    <mi>Q</mi>
                    <mn>0</mn>
                  </msub>
                  <mrow>
                    <mn>2</mn>
                    <mi>E</mi>
                  </mrow>
                </mfrac>
              </mrow>
            </mrow>
          </mrow>
        </mtd>
      </mtr>
    </mtable>
    <annotation encoding="StarMath 5.0">NetProfit = QuantitySold*UnitProfit
newline
Where Q is quantity sold, p is unit price, C is unit cost
newline
NP = Q*(p-C)
newline
Q approx Q_0+( {dQ} over {dp} * %DELTA p)
newline
E is Demand Elasticity = {dQ} over {dp}
newline
Q approx Q_0 + E %DELTA p
newline
Q approx Q_0 + E(P_0+p)
newline
newline
NP approx (Q_0 + E(P_0+p))*(p-C)
newline
NP approx (Q_0 + EP_0+Ep)*(p-C)
newline
NP approx -ECP_0 - CQ_0 - ECp + EP_0 p + Q_0 p + Ep^2
newline
NP approx Ep^2 - ECp + EP_0 p + Q_0 p -ECP_0 - CQ_0
newline
NP approx Ep^2 - (EC + EP_0 + Q_0)p -ECP_0 - CQ_0
newline
dNP over dp approx 2Ep - (EC + EP_0 + Q_0)
newline
newline
Profit maximized when dNP over dp = 0
newline
0 = 2Ep - (EC + EP_0 + Q_0)
newline
2Ep = (EC + EP_0 + Q_0)
newline
p = {EC + EP_0 + Q_0} over {2E}
newline
p = C over 2 + P_0 over 2 + Q_0 over {2E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1T03:38:32.58</meta:creation-date>
    <meta:generator>OpenOffice/4.1.7$Win32 OpenOffice.org_project/417m1$Build-9800</meta:generator>
  </office:meta>
</office:document-meta>
</file>